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e53b" officeooo:paragraph-rsid="0018e53b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b2b61" officeooo:paragraph-rsid="001b2b61"/>
    </style:style>
    <style:style style:name="P5" style:family="paragraph" style:parent-style-name="Standard">
      <style:text-properties officeooo:rsid="001a7018" officeooo:paragraph-rsid="001a7018"/>
    </style:style>
    <style:style style:name="P6" style:family="paragraph" style:parent-style-name="Standard">
      <style:paragraph-properties fo:text-align="center" style:justify-single-word="false"/>
      <style:text-properties officeooo:rsid="001b2b61" officeooo:paragraph-rsid="001b2b61"/>
    </style:style>
    <style:style style:name="P7" style:family="paragraph" style:parent-style-name="Standard">
      <style:paragraph-properties fo:text-align="center" style:justify-single-word="false"/>
      <style:text-properties officeooo:rsid="001a7018" officeooo:paragraph-rsid="001a7018"/>
    </style:style>
    <style:style style:name="T1" style:family="text">
      <style:text-properties officeooo:rsid="001b2b61"/>
    </style:style>
    <style:style style:name="T2" style:family="text">
      <style:text-properties officeooo:rsid="001c9445"/>
    </style:style>
    <style:style style:name="T3" style:family="text">
      <style:text-properties officeooo:rsid="001a70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03</text:span>/0<text:span text:style-name="T1">5</text:span>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ordinaria</text:span> 20<text:span text:style-name="T1">11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Speci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’ordine di appartenenza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entificativo auto-incrementante</text:p>
          </table:table-cell>
          <table:table-cell table:style-name="Table2.A1" office:value-type="string">
            <text:p text:style-name="P5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>&gt; <text:span text:style-name="T3">0</text:span>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5-03T00:17:33.094509673</dc:date>
    <meta:editing-duration>PT9M52S</meta:editing-duration>
    <meta:editing-cycles>5</meta:editing-cycles>
    <meta:document-statistic meta:table-count="2" meta:image-count="0" meta:object-count="0" meta:page-count="1" meta:paragraph-count="37" meta:word-count="55" meta:character-count="381" meta:non-whitespace-character-count="363"/>
  </office:meta>
</office:document-meta>
</file>